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Nie wstydźcie się słów Moich</text:span><text:span text:style-name="T1"><text:line-break/></text:span><text:span text:style-name="T1">Przed tym światem</text:span><text:span text:style-name="T1"><text:line-break/></text:span><text:span text:style-name="T1">- mówi Pan</text:span><text:span text:style-name="T1"><text:line-break/></text:span><text:span text:style-name="T1">A i Ja nie zawstydzę się was</text:span><text:span text:style-name="T1"><text:line-break/></text:span><text:span text:style-name="T1">Gdy przyjdę</text:span><text:span text:style-name="T1"><text:line-break/></text:span><text:span text:style-name="T1">w chwale Ojca Me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6:10:54</meta:creation-date>
    <dc:creator>Rafał Talacha</dc:creator>
    <dc:date>2009-01-27T10:07:48</dc:date>
    <dc:language>pl-PL</dc:language>
    <meta:editing-cycles>5</meta:editing-cycles>
    <meta:editing-duration>PT1M1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